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6" style:family="table-row">
      <style:table-row-properties style:min-row-height="1.236cm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8611f" officeooo:paragraph-rsid="0018611f"/>
    </style:style>
    <style:style style:name="P4" style:family="paragraph" style:parent-style-name="Standard">
      <style:paragraph-properties fo:text-align="start" style:justify-single-word="false"/>
      <style:text-properties officeooo:rsid="0018b74e" officeooo:paragraph-rsid="0018b74e"/>
    </style:style>
    <style:style style:name="P5" style:family="paragraph" style:parent-style-name="Standard">
      <style:paragraph-properties fo:text-align="start" style:justify-single-word="false"/>
      <style:text-properties officeooo:rsid="001afd1a" officeooo:paragraph-rsid="001afd1a"/>
    </style:style>
    <style:style style:name="P6" style:family="paragraph" style:parent-style-name="Standard">
      <style:paragraph-properties fo:text-align="start" style:justify-single-word="false"/>
      <style:text-properties officeooo:rsid="001d72fa" officeooo:paragraph-rsid="001d72fa"/>
    </style:style>
    <style:style style:name="P7" style:family="paragraph" style:parent-style-name="Standard">
      <style:paragraph-properties fo:text-align="start" style:justify-single-word="false"/>
      <style:text-properties officeooo:rsid="00211ebd" officeooo:paragraph-rsid="00211eb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11ebd" officeooo:paragraph-rsid="00211eb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0358" officeooo:paragraph-rsid="001a035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8b74e" officeooo:paragraph-rsid="0018b74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ab95c" officeooo:paragraph-rsid="002ab95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b9d3c" officeooo:paragraph-rsid="002b9d3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2fd48" officeooo:paragraph-rsid="0034416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2fd48" officeooo:paragraph-rsid="0035fa8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35fa8e" officeooo:paragraph-rsid="0035fa8e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3c3fb7" officeooo:paragraph-rsid="003c3fb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2ab95c" officeooo:paragraph-rsid="002ab95c"/>
    </style:style>
    <style:style style:name="P18" style:family="paragraph" style:parent-style-name="Standard">
      <style:paragraph-properties fo:text-align="center" style:justify-single-word="false"/>
      <style:text-properties officeooo:rsid="002b9d3c" officeooo:paragraph-rsid="002b9d3c"/>
    </style:style>
    <style:style style:name="P19" style:family="paragraph" style:parent-style-name="Standard">
      <style:paragraph-properties fo:text-align="start" style:justify-single-word="false"/>
      <style:text-properties officeooo:rsid="002b9d3c" officeooo:paragraph-rsid="002b9d3c"/>
    </style:style>
    <style:style style:name="P20" style:family="paragraph" style:parent-style-name="Standard">
      <style:paragraph-properties fo:text-align="center" style:justify-single-word="false"/>
      <style:text-properties officeooo:rsid="002c2b81" officeooo:paragraph-rsid="002c2b81"/>
    </style:style>
    <style:style style:name="P21" style:family="paragraph" style:parent-style-name="Standard">
      <style:paragraph-properties fo:text-align="start" style:justify-single-word="false"/>
      <style:text-properties officeooo:rsid="002c2b81" officeooo:paragraph-rsid="002c2b81"/>
    </style:style>
    <style:style style:name="P22" style:family="paragraph" style:parent-style-name="Standard">
      <style:paragraph-properties fo:text-align="center" style:justify-single-word="false"/>
      <style:text-properties officeooo:rsid="002d2a6f" officeooo:paragraph-rsid="002d2a6f"/>
    </style:style>
    <style:style style:name="P23" style:family="paragraph" style:parent-style-name="Standard">
      <style:paragraph-properties fo:text-align="start" style:justify-single-word="false"/>
      <style:text-properties officeooo:rsid="002d2a6f" officeooo:paragraph-rsid="002d2a6f"/>
    </style:style>
    <style:style style:name="P24" style:family="paragraph" style:parent-style-name="Standard">
      <style:paragraph-properties fo:text-align="start" style:justify-single-word="false"/>
      <style:text-properties officeooo:rsid="0030651b" officeooo:paragraph-rsid="0030651b"/>
    </style:style>
    <style:style style:name="P25" style:family="paragraph" style:parent-style-name="Standard">
      <style:paragraph-properties fo:text-align="center" style:justify-single-word="false"/>
      <style:text-properties officeooo:rsid="003131e3" officeooo:paragraph-rsid="003131e3"/>
    </style:style>
    <style:style style:name="P26" style:family="paragraph" style:parent-style-name="Standard">
      <style:paragraph-properties fo:text-align="start" style:justify-single-word="false"/>
      <style:text-properties officeooo:rsid="003131e3" officeooo:paragraph-rsid="003131e3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3c3fb7" officeooo:paragraph-rsid="003c3fb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c3fb7" officeooo:paragraph-rsid="003c3fb7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35fa8e" officeooo:paragraph-rsid="0035fa8e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3d4913" officeooo:paragraph-rsid="003d491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4913" officeooo:paragraph-rsid="003d491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rsid="0035fa8e" officeooo:paragraph-rsid="0035fa8e"/>
    </style:style>
    <style:style style:name="P33" style:family="paragraph" style:parent-style-name="Standard">
      <style:paragraph-properties fo:text-align="end" style:justify-single-word="false"/>
      <style:text-properties officeooo:rsid="0038d158" officeooo:paragraph-rsid="0038d158"/>
    </style:style>
    <style:style style:name="P34" style:family="paragraph" style:parent-style-name="Standard">
      <style:paragraph-properties fo:text-align="center" style:justify-single-word="false"/>
      <style:text-properties officeooo:rsid="003aba5a" officeooo:paragraph-rsid="003aba5a"/>
    </style:style>
    <style:style style:name="P35" style:family="paragraph" style:parent-style-name="Standard">
      <style:paragraph-properties fo:text-align="center" style:justify-single-word="false"/>
      <style:text-properties officeooo:rsid="003b3632" officeooo:paragraph-rsid="003b3632"/>
    </style:style>
    <style:style style:name="P36" style:family="paragraph" style:parent-style-name="Standard">
      <style:paragraph-properties fo:text-align="start" style:justify-single-word="false"/>
      <style:text-properties officeooo:rsid="003b3632" officeooo:paragraph-rsid="003b3632"/>
    </style:style>
    <style:style style:name="P37" style:family="paragraph" style:parent-style-name="Standard">
      <style:paragraph-properties fo:text-align="center" style:justify-single-word="false"/>
      <style:text-properties officeooo:rsid="003c3fb7" officeooo:paragraph-rsid="003c3fb7"/>
    </style:style>
    <style:style style:name="P38" style:family="paragraph" style:parent-style-name="Standard">
      <style:paragraph-properties fo:text-align="start" style:justify-single-word="false"/>
      <style:text-properties officeooo:rsid="003c3fb7" officeooo:paragraph-rsid="003c3fb7"/>
    </style:style>
    <style:style style:name="P39" style:family="paragraph" style:parent-style-name="Standard">
      <style:paragraph-properties fo:text-align="end" style:justify-single-word="false"/>
      <style:text-properties fo:font-style="italic" fo:font-weight="normal" officeooo:rsid="00412f72" officeooo:paragraph-rsid="00412f7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e30f5" officeooo:paragraph-rsid="003e30f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412f72" officeooo:paragraph-rsid="00412f72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tyle="normal" fo:font-weight="normal" officeooo:rsid="00412f72" officeooo:paragraph-rsid="00412f7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tyle="normal" fo:font-weight="normal" officeooo:rsid="0044534a" officeooo:paragraph-rsid="0044534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fo:font-weight="normal" officeooo:rsid="0044534a" officeooo:paragraph-rsid="0044534a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normal" fo:font-weight="normal" officeooo:rsid="004a039d" officeooo:paragraph-rsid="004a03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tyle="normal" fo:font-weight="normal" officeooo:rsid="004a039d" officeooo:paragraph-rsid="004d6a26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4a039d" officeooo:paragraph-rsid="004a039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normal" fo:font-weight="normal" officeooo:rsid="004d705a" officeooo:paragraph-rsid="004d705a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4d705a" officeooo:paragraph-rsid="004d705a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tyle="normal" fo:font-weight="normal" officeooo:rsid="004f70fd" officeooo:paragraph-rsid="004f70fd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4f70fd" officeooo:paragraph-rsid="004f70f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end" style:justify-single-word="false"/>
      <style:text-properties officeooo:paragraph-rsid="003d4913"/>
    </style:style>
    <style:style style:name="P53" style:family="paragraph" style:parent-style-name="Standard">
      <style:paragraph-properties fo:text-align="start" style:justify-single-word="false"/>
      <style:text-properties officeooo:paragraph-rsid="0042ecc7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officeooo:rsid="003f52d4" officeooo:paragraph-rsid="003f52d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officeooo:rsid="0030651b" officeooo:paragraph-rsid="0030651b"/>
    </style:style>
    <style:style style:name="P56" style:family="paragraph" style:parent-style-name="Table_20_Contents">
      <style:paragraph-properties fo:text-align="center" style:justify-single-word="false"/>
      <style:text-properties officeooo:rsid="003aba5a" officeooo:paragraph-rsid="003aba5a"/>
    </style:style>
    <style:style style:name="P57" style:family="paragraph" style:parent-style-name="Table_20_Contents">
      <style:paragraph-properties fo:text-align="center" style:justify-single-word="false"/>
      <style:text-properties officeooo:rsid="003aba5a" officeooo:paragraph-rsid="003abd85"/>
    </style:style>
    <style:style style:name="P58" style:family="paragraph" style:parent-style-name="Table_20_Contents">
      <style:paragraph-properties fo:text-align="start" style:justify-single-word="false"/>
      <style:text-properties officeooo:rsid="003aba5a" officeooo:paragraph-rsid="003aba5a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officeooo:rsid="003f52d4" officeooo:paragraph-rsid="003f52d4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2pt" officeooo:rsid="003f52d4" officeooo:paragraph-rsid="003f52d4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Standard">
      <style:paragraph-properties fo:text-align="center" style:justify-single-word="false"/>
      <style:text-properties fo:font-style="normal" fo:font-weight="normal" officeooo:rsid="0050ded2" officeooo:paragraph-rsid="0050ded2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fo:font-weight="normal" officeooo:rsid="0050ded2" officeooo:paragraph-rsid="0050ded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tyle="normal" fo:font-weight="normal" officeooo:rsid="0051b3f5" officeooo:paragraph-rsid="0051b3f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fo:font-weight="normal" officeooo:rsid="0051b3f5" officeooo:paragraph-rsid="0051b3f5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tyle="normal" fo:font-weight="normal" officeooo:rsid="0053aae7" officeooo:paragraph-rsid="0053aae7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tyle="normal" fo:font-weight="normal" officeooo:rsid="0053aae7" officeooo:paragraph-rsid="0053aae7" style:font-style-asian="normal" style:font-weight-asian="normal" style:font-style-complex="normal" style:font-weight-complex="normal"/>
    </style:style>
    <style:style style:name="T1" style:family="text">
      <style:text-properties officeooo:rsid="001c1bf3"/>
    </style:style>
    <style:style style:name="T2" style:family="text">
      <style:text-properties officeooo:rsid="001f60b5"/>
    </style:style>
    <style:style style:name="T3" style:family="text">
      <style:text-properties officeooo:rsid="00308bb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44165"/>
    </style:style>
    <style:style style:name="T6" style:family="text">
      <style:text-properties officeooo:rsid="0035d753"/>
    </style:style>
    <style:style style:name="T7" style:family="text">
      <style:text-properties officeooo:rsid="00378ec6"/>
    </style:style>
    <style:style style:name="T8" style:family="text">
      <style:text-properties officeooo:rsid="003c53ca"/>
    </style:style>
    <style:style style:name="T9" style:family="text">
      <style:text-properties fo:font-style="italic" fo:font-weight="normal" officeooo:rsid="003d4913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10b38" style:font-style-asian="italic" style:font-weight-asian="normal" style:font-style-complex="italic" style:font-weight-complex="normal"/>
    </style:style>
    <style:style style:name="T11" style:family="text">
      <style:text-properties officeooo:rsid="0042b49c"/>
    </style:style>
    <style:style style:name="T12" style:family="text">
      <style:text-properties officeooo:rsid="0042ecc7"/>
    </style:style>
    <style:style style:name="T13" style:family="text">
      <style:text-properties fo:font-style="normal" fo:font-weight="normal" officeooo:rsid="0042ecc7" style:font-style-asian="normal" style:font-weight-asian="normal" style:font-style-complex="normal" style:font-weight-complex="normal"/>
    </style:style>
    <style:style style:name="T14" style:family="text">
      <style:text-properties officeooo:rsid="00468201"/>
    </style:style>
    <style:style style:name="T15" style:family="text">
      <style:text-properties officeooo:rsid="004d6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i<text:span text:style-name="T1">fert</text:span></text:p>
      <text:p text:style-name="P1">________________________________________________________________________________</text:p>
      <text:p text:style-name="P2"/>
      <text:p text:style-name="P10">Begriffe</text:p>
      <text:p text:style-name="P10">Datenschutz</text:p>
      <text:p text:style-name="P4">Missbrauch von personenbezogenen Daten verhindern.</text:p>
      <text:p text:style-name="P4"/>
      <text:p text:style-name="P9">Datensicherheit</text:p>
      <text:p text:style-name="P5">Datenintegrität und Betrieb gewährleisten</text:p>
      <text:p text:style-name="P5">( Datensicherheit hat das technische Ziel, Daten jeglicher Art in ausreichendem Maße gegen Manipulation, Verlust, unberechtigte Kenntnisnahme durch Dritte oder andere Bedrohungen zu sichern )</text:p>
      <text:p text:style-name="P6">Integrität prüfen:</text:p>
      <text:p text:style-name="P6">- Absender ist <text:span text:style-name="T2">sicher der angegebene</text:span></text:p>
      <text:p text:style-name="P6">- Dritte hatten keinen Zugriff</text:p>
      <text:p text:style-name="P6">- Nachricht unverändert übertragen</text:p>
      <text:p text:style-name="P6"/>
      <text:p text:style-name="P8">Personenbezogene Daten</text:p>
      <text:p text:style-name="P7">Einzelangaben über persönliche oder sachliche Verhältnisse einer bestimmten oder bestimmbaren natürlichen Person.</text:p>
      <text:p text:style-name="P7">Grundsätzlich gilt, dass alle Informationen, über die irgendwie ein Personenbezug hergestellt werden kann, auch unter den Begriff der personenbezogenen Daten fallen.</text:p>
      <text:p text:style-name="P7"/>
      <text:p text:style-name="P29">Besonders sensible personenbezogene Daten</text:p>
      <text:p text:style-name="P14"><text:span text:style-name="T5">Hier </text:span>Nachholen</text:p>
      <text:p text:style-name="P25">Wichtige Begriffe:</text:p>
      <text:p text:style-name="P26"><text:span text:style-name="T4">Vertraulichkeit</text:span>: </text:p>
      <text:p text:style-name="P26"><text:tab/>Schutz von Information gegenüber unbefugten Zugriffen Dritter</text:p>
      <text:p text:style-name="P26">Integrität: </text:p>
      <text:p text:style-name="P26"><text:tab/>Schutz von Informationen gegenüber Veränderung durch Unbefugte</text:p>
      <text:p text:style-name="P26">Verfügbarkeit: </text:p>
      <text:p text:style-name="P26"><text:tab/>Ressourcen und Dienste stehen legitimen Benutzern tatsächlich zur Verfügung</text:p>
      <text:p text:style-name="P26">Authentifizierung: </text:p>
      <text:p text:style-name="P26"><text:tab/>ich bin der als der ich mich ausgebe</text:p>
      <text:p text:style-name="P26">Verbindlichkeit: </text:p>
      <text:p text:style-name="P26"><text:tab/>Möglichkeit, den Inhalt und den Absender von Information gegenüber einem an <text:tab/>der <text:tab/>Kommunikation nicht beteiligtem Dritten zu beweisen</text:p>
      <text:p text:style-name="P26">Autorisation: </text:p>
      <text:p text:style-name="P26"><text:tab/>Beschränkung des Zugriffs auf eine Ressource auf bestimmte Benutzer</text:p>
      <text:p text:style-name="P7"/>
      <text:p text:style-name="P13"><text:span text:style-name="T5">Hier </text:span>Nachholen</text:p>
      <text:p text:style-name="P13"/>
      <text:p text:style-name="P11">RAID</text:p>
      <text:p text:style-name="P11">Leistungsmerkmale</text:p>
      <text:p text:style-name="P17"/>
      <text:p text:style-name="P17">- Laufwerkkopplung: mehrere Laufwerke können zu einem „Laufwerksbuchstaben“ <text:tab/>zusammengefasst werden</text:p>
      <text:p text:style-name="P17">- Datensicherheit: Daten werden gespiegelt oder über zusätzliche Bits nach Ausfall wieder <text:tab/>verfügbar gemacht</text:p>
      <text:p text:style-name="P17">- Geschwindigkeit: Schreib- /Lesevorgänge werden intelligent auf mehrere Laufwerke verteilt, <text:tab/>allerdings mehrere Kanäle notwendig</text:p>
      <text:p text:style-name="P17">- Ersatzplatte: unter Umständen im Laufenden betriebt Wechselmöglichkeit</text:p>
      <text:p text:style-name="P17"><text:soft-page-break/>- Ausbau: Zusätzliche Schnittstellen</text:p>
      <text:p text:style-name="P17"/>
      <text:p text:style-name="P12">RAID – Level</text:p>
      <text:p text:style-name="P18">RAID 0 - Data Striping</text:p>
      <text:p text:style-name="P19"/>
      <text:p text:style-name="P19">die Daten werden über alle am RAID beteiligten Festplatten verteilt. Das parallele Lesen respektive Schreiben auf mehren Laufwerken steigert zwar die Durchsatzrate, senkt jedoch die Sicherheit der Daten: Fällt einen Platte der Verbunds aus, sind alle Daten verloren.</text:p>
      <text:p text:style-name="P19"/>
      <text:p text:style-name="P20">RAID 1 – Mirrioring</text:p>
      <text:p text:style-name="P21"/>
      <text:p text:style-name="P21">Bei RAID 1 werden die Daten auf mehrere Festplatten gespiegelt. Da die Daten mehrfach vorhanden sind ist ein Festplattenausfall kein Problem mehr.</text:p>
      <text:p text:style-name="P21"/>
      <text:p text:style-name="P20">RAID 5 – Data ( Sector ) Striping mit Parity Information</text:p>
      <text:p text:style-name="P21"/>
      <text:p text:style-name="P21">RAID 5 verteilt alle Daten und zusätzliche Paritätsinformationen gleichmäßig über die Festplatten. Dadurch steigen die Lese- und Schreibraten, obwohl die Datenverfügbarkeit gewährt bleibt.</text:p>
      <text:p text:style-name="P21"/>
      <text:p text:style-name="P22">RAID 10 – Striped Mirror</text:p>
      <text:p text:style-name="P23"/>
      <text:p text:style-name="P23">RAID 10 ist eine Kombination aus RAID 0 und RAID 1.</text:p>
      <text:p text:style-name="P21"/>
      <text:p text:style-name="P24">Übung: <text:span text:style-name="T3">Parität</text:span></text:p>
      <text:p text:style-name="P24">XOR mit Drei Eingängen</text:p>
      <text:p text:style-name="P24">( aus <text:span text:style-name="T3">unterschied, w</text:span><text:span text:style-name="T6">ird</text:span><text:span text:style-name="T3"> 1 sonst 0, zuerst (A und B) dann dieses Ergebnis mit C</text:span>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55">Eingang A</text:p>
          </table:table-cell>
          <table:table-cell table:style-name="Tabelle1.A1" office:value-type="string">
            <text:p text:style-name="P55">Eingang B</text:p>
          </table:table-cell>
          <table:table-cell table:style-name="Tabelle1.A1" office:value-type="string">
            <text:p text:style-name="P55">Eingang C</text:p>
          </table:table-cell>
          <table:table-cell table:style-name="Tabelle1.D1" office:value-type="string">
            <text:p text:style-name="P55">Ausgang</text:p>
          </table:table-cell>
        </table:table-row>
        <table:table-row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0</text:p>
          </table:table-cell>
          <table:table-cell table:style-name="Tabelle1.D2" office:value-type="string">
            <text:p text:style-name="P55">0</text:p>
          </table:table-cell>
        </table:table-row>
        <table:table-row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0</text:p>
          </table:table-cell>
          <table:table-cell table:style-name="Tabelle1.D2" office:value-type="string">
            <text:p text:style-name="P55">1</text:p>
          </table:table-cell>
        </table:table-row>
        <table:table-row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1</text:p>
          </table:table-cell>
          <table:table-cell table:style-name="Tabelle1.D2" office:value-type="string">
            <text:p text:style-name="P55">1</text:p>
          </table:table-cell>
        </table:table-row>
        <table:table-row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1</text:p>
          </table:table-cell>
          <table:table-cell table:style-name="Tabelle1.D2" office:value-type="string">
            <text:p text:style-name="P55">0</text:p>
          </table:table-cell>
        </table:table-row>
        <table:table-row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0</text:p>
          </table:table-cell>
          <table:table-cell table:style-name="Tabelle1.D2" office:value-type="string">
            <text:p text:style-name="P55">1</text:p>
          </table:table-cell>
        </table:table-row>
        <table:table-row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0</text:p>
          </table:table-cell>
          <table:table-cell table:style-name="Tabelle1.D2" office:value-type="string">
            <text:p text:style-name="P55">0</text:p>
          </table:table-cell>
        </table:table-row>
        <table:table-row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0</text:p>
          </table:table-cell>
          <table:table-cell table:style-name="Tabelle1.A2" office:value-type="string">
            <text:p text:style-name="P55">1</text:p>
          </table:table-cell>
          <table:table-cell table:style-name="Tabelle1.D2" office:value-type="string">
            <text:p text:style-name="P55">0</text:p>
          </table:table-cell>
        </table:table-row>
        <table:table-row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1</text:p>
          </table:table-cell>
          <table:table-cell table:style-name="Tabelle1.A2" office:value-type="string">
            <text:p text:style-name="P55">1</text:p>
          </table:table-cell>
          <table:table-cell table:style-name="Tabelle1.D2" office:value-type="string">
            <text:p text:style-name="P55">1</text:p>
          </table:table-cell>
        </table:table-row>
      </table:table>
      <text:p text:style-name="P24"/>
      <text:p text:style-name="P15">Gesetze / Zertifizierung</text:p>
      <text:p text:style-name="P33">(ein paar Aufzählen können)</text:p>
      <text:p text:style-name="P32">- Bundesdatenschutzgesetz</text:p>
      <text:p text:style-name="P32">- Sächsisches Datenschutzgesetz</text:p>
      <text:p text:style-name="P32">- Telekommunikationsgesetz</text:p>
      <text:p text:style-name="P32">- Telemediengesetz</text:p>
      <text:p text:style-name="P32">- Handelsgesetzbuch</text:p>
      <text:p text:style-name="P32">- (EU Datenschutzrichtlinie)</text:p>
      <text:p text:style-name="P32">- Strafgesetzbuch</text:p>
      <text:p text:style-name="P32">- Signaturgesetz</text:p>
      <text:p text:style-name="P32">- Urheberrechtsgesetz</text:p>
      <text:p text:style-name="P32">- IT-Sicherheitsgesetz (25.7.2015)</text:p>
      <text:p text:style-name="P32">- Datenschutzgrundverordnung (<text:span text:style-name="T7">Stichtag </text:span>25.5.2018 nach zweijähriger Übergangsfrist)</text:p>
      <text:p text:style-name="P34"><text:soft-page-break/>Gewöhnliche vs. Ungewöhnliche IT-Störungen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56">IT-Störung</text:p>
            <text:p text:style-name="P56">Ohne nennenswerte Probleme mit Maßnahmen nach Stand der Technik abgewehrt?</text:p>
          </table:table-cell>
          <table:covered-table-cell/>
        </table:table-row>
        <table:table-row>
          <table:table-cell table:style-name="Tabelle2.A2" office:value-type="string">
            <text:p text:style-name="P56">JA</text:p>
            <text:p text:style-name="P57">Keine Meldung erforderlich</text:p>
            <text:p text:style-name="P57"/>
            <text:p text:style-name="P58">Gewöhnliche IT-Störung</text:p>
            <text:p text:style-name="P58">- Spam</text:p>
            <text:p text:style-name="P58">- durch Virenschutz erkannte Schadsoftware</text:p>
            <text:p text:style-name="P58">- ungezieltes Pishing</text:p>
            <text:p text:style-name="P58">- Festplattenfehler</text:p>
            <text:p text:style-name="P58">- Hardwareausfall</text:p>
          </table:table-cell>
          <table:table-cell table:style-name="Tabelle2.B2" office:value-type="string">
            <text:p text:style-name="P56">NEIN</text:p>
            <text:p text:style-name="P57">Meldung erforderlich</text:p>
            <text:p text:style-name="P57"/>
            <text:p text:style-name="P58">Außergewöhnliche IT-Störung</text:p>
            <text:p text:style-name="P58">- neue, bisher nicht veröffentliche Sicherheitslücken</text:p>
            <text:p text:style-name="P58">- unbekannte Schadprogramme</text:p>
            <text:p text:style-name="P58">- Spear-Pishing</text:p>
            <text:p text:style-name="P58">- außergewöhnliche und unerwartete technische Defekte mit IT-Bezug (z.B. nach Softwareupdates)</text:p>
          </table:table-cell>
        </table:table-row>
      </table:table>
      <text:p text:style-name="P34"/>
      <text:p text:style-name="P35">Grundprinzipien der DSGVO</text:p>
      <text:p text:style-name="P36">- Schutz personenbezogener Daten</text:p>
      <text:p text:style-name="P36">- Rechenschaftspflicht</text:p>
      <text:p text:style-name="P36">- Recht auf Datenübertragbarkeit</text:p>
      <text:p text:style-name="P36">- Recht auf Löschung</text:p>
      <text:p text:style-name="P36">- Datensicherheit</text:p>
      <text:p text:style-name="P36">- Zweckbindung</text:p>
      <text:p text:style-name="P36">- Datensparsamkeit</text:p>
      <text:p text:style-name="P36"/>
      <text:p text:style-name="P37">Zertifizierung</text:p>
      <text:p text:style-name="P37">Welche Standards gibt es ?</text:p>
      <text:p text:style-name="P38">- ISO/IEC-Standards</text:p>
      <text:p text:style-name="P38">- DIN EN-Standards</text:p>
      <text:p text:style-name="P38">- Einteilung der Standards in fünf Bereiche</text:p>
      <text:p text:style-name="P38"><text:tab/>- Informationssicherheits-Managementsystem</text:p>
      <text:p text:style-name="P38"><text:tab/>- Sicherheitsmaßnahmen und Monitoring</text:p>
      <text:p text:style-name="P16">Nachholen</text:p>
      <text:p text:style-name="P16"/>
      <text:p text:style-name="P27">Vorteile von Zertifizierungen</text:p>
      <text:p text:style-name="P28">- Minimierung von Haftungsrisiken</text:p>
      <text:p text:style-name="P28">- Minimierung von Geschäftsrisiken</text:p>
      <text:p text:style-name="P28">- Senkung von Versicherungsprämien</text:p>
      <text:p text:style-name="P28">- Optimierung von Prozess- und IT-Kosten</text:p>
      <text:p text:style-name="P28">- Steigerung der Wettbewerbsfähigkeit</text:p>
      <text:p text:style-name="P28">- Bedrohungen im Unternehmen zuverl<text:span text:style-name="T8">ä</text:span>ssig erkennen und reduzieren</text:p>
      <text:p text:style-name="P28"/>
      <text:p text:style-name="P31">nachholen</text:p>
      <text:p text:style-name="P30">Netzstörungen</text:p>
      <text:p text:style-name="P52"><text:span text:style-name="T9">Prüfungsfrage: wovor schützen </text:span><text:span text:style-name="T10">USV</text:span><text:span text:style-name="T9"> Anlagen?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59">Netzstörungen</text:p>
          </table:table-cell>
          <table:table-cell table:style-name="Tabelle3.B1" office:value-type="string">
            <text:p text:style-name="P59">Zeit</text:p>
          </table:table-cell>
        </table:table-row>
        <table:table-row>
          <table:table-cell table:style-name="Tabelle3.A2" office:value-type="string">
            <text:p text:style-name="P60">Netzausfälle</text:p>
          </table:table-cell>
          <table:table-cell table:style-name="Tabelle3.B2" office:value-type="string">
            <text:p text:style-name="P60">&gt;10m</text:p>
          </table:table-cell>
        </table:table-row>
        <table:table-row>
          <table:table-cell table:style-name="Tabelle3.A2" office:value-type="string">
            <text:p text:style-name="P54"><text:bookmark text:name="page1R_mcid136"/>Spannungsschwankungen </text:p>
          </table:table-cell>
          <table:table-cell table:style-name="Tabelle3.B2" office:value-type="string">
            <text:p text:style-name="P60"/>
          </table:table-cell>
        </table:table-row>
        <table:table-row>
          <table:table-cell table:style-name="Tabelle3.A2" office:value-type="string">
            <text:p text:style-name="P54"><text:bookmark text:name="page1R_mcid141"/>Spannungsspitzen </text:p>
            <text:p text:style-name="P54"/>
          </table:table-cell>
          <table:table-cell table:style-name="Tabelle3.B2" office:value-type="string">
            <text:p text:style-name="P60"/>
          </table:table-cell>
        </table:table-row>
        <text:soft-page-break/>
        <table:table-row>
          <table:table-cell table:style-name="Tabelle3.A2" office:value-type="string">
            <text:p text:style-name="P54"><text:bookmark text:name="page1R_mcid146"/>Unterspannungen </text:p>
          </table:table-cell>
          <table:table-cell table:style-name="Tabelle3.B2" office:value-type="string">
            <text:p text:style-name="P60"/>
          </table:table-cell>
        </table:table-row>
        <table:table-row table:style-name="Tabelle3.6">
          <table:table-cell table:style-name="Tabelle3.A2" office:value-type="string">
            <text:p text:style-name="P54"><text:bookmark text:name="page1R_mcid150"/>Überspannungen</text:p>
          </table:table-cell>
          <table:table-cell table:style-name="Tabelle3.B2" office:value-type="string">
            <text:p text:style-name="P60"/>
          </table:table-cell>
        </table:table-row>
        <table:table-row>
          <table:table-cell table:style-name="Tabelle3.A2" office:value-type="string">
            <text:p text:style-name="P54"><text:bookmark text:name="page1R_mcid154"/>Spannungsstöße </text:p>
          </table:table-cell>
          <table:table-cell table:style-name="Tabelle3.B2" office:value-type="string">
            <text:p text:style-name="P60"/>
          </table:table-cell>
        </table:table-row>
        <table:table-row>
          <table:table-cell table:style-name="Tabelle3.A2" office:value-type="string">
            <text:p text:style-name="P54"><text:bookmark text:name="page1R_mcid157"/>Blitzeinwirkungen </text:p>
          </table:table-cell>
          <table:table-cell table:style-name="Tabelle3.B2" office:value-type="string">
            <text:p text:style-name="P60"/>
          </table:table-cell>
        </table:table-row>
      </table:table>
      <text:p text:style-name="P40"/>
      <text:p text:style-name="P39">Prüfungsrelevant</text:p>
      <text:p text:style-name="P42">USV-Klassifizierung Euronorm IEC 62040-3</text:p>
      <text:p text:style-name="P53"><text:span text:style-name="T13">VFD (</text:span>Voltage Frequency Dependent from Mains Supply<text:span text:style-name="T12">)</text:span></text:p>
      <text:p text:style-name="P53"><text:span text:style-name="T12">VI (</text:span>Voltage Independent from Mains Supply)</text:p>
      <text:p text:style-name="P53"><text:span text:style-name="T12">VFI (</text:span>Voltage and Frequency Independent from Mains Supply<text:span text:style-name="T12">)</text:span></text:p>
      <text:p text:style-name="P53"/>
      <text:p text:style-name="P41">Stufe 1: Abhängigkeit des USV-Ausganges vom Netz</text:p>
      <text:p text:style-name="P41">Stufe 2: Die Spannungsku<text:span text:style-name="T11">rv</text:span>eform des USV-Ausganges</text:p>
      <text:p text:style-name="P41">Stufe 3: Dynamische Toleranzkurven des USV-Ausganges</text:p>
      <text:p text:style-name="P41"/>
      <text:p text:style-name="P43">Kryptographie</text:p>
      <text:p text:style-name="P44">„verborgen<text:span text:style-name="T14">e </text:span>Schrift“</text:p>
      <text:p text:style-name="P44"/>
      <text:p text:style-name="P45">Symmetrische Verschlüsselung</text:p>
      <text:p text:style-name="P47">Bei der symmetrischen Verschlüsselung wird für das Verschlüsseln, wie auch für das Entschlüsseln derselbe Schlüssel verwendet. Meist ist es ????</text:p>
      <text:p text:style-name="P47"/>
      <text:p text:style-name="P45">Asymmetrische Verschlüsselungssysteme</text:p>
      <text:p text:style-name="P47">Iste ein Verschlüsselungssystem asy<text:span text:style-name="T15">m</text:span>metrische, so kann man den Schlüssel öffentlich bekanntgeben (public key).</text:p>
      <text:p text:style-name="P47">Jeder der e kennt, kann dann Nachrichten verschlüsseln.</text:p>
      <text:p text:style-name="P47">Nur der Besitzer des dazugehörigen Schlüssels kann auch wieder entschlüsseln.</text:p>
      <text:p text:style-name="P47">Der Schlüssel e braucht nicht geheim übertragen zu werden.</text:p>
      <text:p text:style-name="P47">Man muss sich darüber ??????</text:p>
      <text:p text:style-name="P47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6">Asymmetrische</text:p>
          </table:table-cell>
          <table:table-cell table:style-name="Tabelle5.B1" office:value-type="string">
            <text:p text:style-name="P46">Symmetrische Verschlüsselung</text:p>
          </table:table-cell>
        </table:table-row>
        <table:table-row>
          <table:table-cell table:style-name="Tabelle5.A2" office:value-type="string">
            <text:p text:style-name="P61">- <text:span text:style-name="T15">sicherer</text:span></text:p>
            <text:p text:style-name="P61">- <text:span text:style-name="T15">große Schlüssellänge</text:span></text:p>
            <text:p text:style-name="P61">- <text:span text:style-name="T15">mehrere Empfänger aufwendig</text:span></text:p>
            <text:p text:style-name="P61">- <text:span text:style-name="T15">Man in the Middle möglicher durch Public Key</text:span></text:p>
            <text:p text:style-name="P61">- <text:span text:style-name="T15">Authentifikation möglich</text:span></text:p>
          </table:table-cell>
          <table:table-cell table:style-name="Tabelle5.B2" office:value-type="string">
            <text:p text:style-name="P61">- <text:span text:style-name="T15">schnell</text:span></text:p>
          </table:table-cell>
        </table:table-row>
      </table:table>
      <text:p text:style-name="P47"/>
      <text:p text:style-name="P48">Hybridsystem</text:p>
      <text:p text:style-name="P49">- Nachricht wird symmetrisch verschlüsselt</text:p>
      <text:p text:style-name="P49">- verwendeter Schlüssel asymmetrisch</text:p>
      <text:p text:style-name="P49"/>
      <text:p text:style-name="P50">Hashfunktion</text:p>
      <text:p text:style-name="P51">- beliebig langer Eingabe</text:p>
      <text:p text:style-name="P51">- eine Ausgabe mit immer fester Länge</text:p>
      <text:p text:style-name="P51">- einfach zu berechnen</text:p>
      <text:p text:style-name="P51">- nicht reversibel</text:p>
      <text:p text:style-name="P51">- Kollisionsfrei ( ungleiche Eingabe ergibt ungleichen Hash )</text:p>
      <text:p text:style-name="P51"/>
      <text:p text:style-name="P51"/>
      <text:p text:style-name="P62"><text:soft-page-break/>Routing</text:p>
      <text:p text:style-name="P62">statische Routen</text:p>
      <text:p text:style-name="P63"/>
      <text:p text:style-name="P62">dynamische Routen</text:p>
      <text:p text:style-name="P63"/>
      <text:p text:style-name="P64">Link-State Routing-Protokolle</text:p>
      <text:p text:style-name="P64"/>
      <text:p text:style-name="P64">Hybrid Routing</text:p>
      <text:p text:style-name="P64"/>
      <text:p text:style-name="P64">Ziele der Routingalgorithmen</text:p>
      <text:p text:style-name="P65">- Optimierung beste Route auswählen</text:p>
      <text:p text:style-name="P65">- Einfachheit und geringe Belastung</text:p>
      <text:p text:style-name="P65">- Robustheit und Stabilität bei unvorhersehbaren Ereignissen</text:p>
      <text:p text:style-name="P65">- schnelle Konvergenz alle Router haben gleich korrekte Informationen</text:p>
      <text:p text:style-name="P65">- Flexibilität</text:p>
      <text:p text:style-name="P65">- Skalierbarkeit</text:p>
      <text:p text:style-name="P65"/>
      <text:p text:style-name="P66">Paketfilter</text:p>
      <text:p text:style-name="P66">Statische Paketfilter</text:p>
      <text:p text:style-name="P67"/>
      <text:p text:style-name="P66">Dynamische Paketfilter / Statefull Inspection</text:p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4T13:21:51.876000000</dc:date>
    <meta:editing-duration>PT10H27M14S</meta:editing-duration>
    <meta:editing-cycles>45</meta:editing-cycles>
    <meta:generator>LibreOffice/7.0.1.2$Windows_X86_64 LibreOffice_project/7cbcfc562f6eb6708b5ff7d7397325de9e764452</meta:generator>
    <meta:document-statistic meta:table-count="4" meta:image-count="0" meta:object-count="0" meta:page-count="5" meta:paragraph-count="203" meta:word-count="824" meta:character-count="6410" meta:non-whitespace-character-count="5761"/>
  </office:meta>
</office:document-meta>
</file>